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text-properties officeooo:paragraph-rsid="0036b5e1"/>
    </style:style>
    <style:style style:name="P13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2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3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4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P25" style:family="paragraph" style:parent-style-name="Standard">
      <style:paragraph-properties fo:text-align="justify" style:justify-single-word="false"/>
      <style:text-properties officeooo:paragraph-rsid="00ba47ea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b6cfa3" officeooo:paragraph-rsid="00ba47ea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ba47ea" style:font-weight-asian="bold" style:font-weight-complex="bold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9037" style:font-weight-asian="normal" style:font-weight-complex="normal"/>
    </style:style>
    <style:style style:name="T6" style:family="text">
      <style:text-properties officeooo:rsid="00a0e31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9dd550" style:font-size-asian="10pt" style:font-size-complex="10pt"/>
    </style:style>
    <style:style style:name="T9" style:family="text">
      <style:text-properties officeooo:rsid="00b5adf6"/>
    </style:style>
    <style:style style:name="T10" style:family="text">
      <style:text-properties officeooo:rsid="00b6cfa3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data.date_order_2" text:name="py3o.data.date_order_2"/>
        <text:user-field-decl office:value-type="string" office:string-value="data.date_order" text:name="py3o.data.date_order"/>
        <text:user-field-decl office:value-type="string" office:string-value="data.validity_date" text:name="py3o.data.validity_date"/>
        <text:user-field-decl office:value-type="string" office:string-value="o.validity_date" text:name="py3o.o.validity_date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0">Order # <text:user-field-get text:name="py3o.o.name">o.name</text:user-field-get></text:p>
      <text:p text:style-name="P4"/>
      <text:p text:style-name="P27">Date Ordered:<text:tab/><text:tab/><text:tab/>Salesperson:<text:tab/><text:tab/><text:tab/><text:span text:style-name="T10">Validity date</text:span></text:p>
      <text:p text:style-name="P25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text:span text:style-name="T2"><text:tab/><text:tab/><text:tab/></text:span><text:span text:style-name="T2"><text:user-field-get text:name="py3o.o.validity_date">o.validity_date</text:user-field-get></text:span></text:p>
      <text:p text:style-name="P27"/>
      <text:p text:style-name="P27"/>
      <text:p text:style-name="P26">With format date:</text:p>
      <text:p text:style-name="P27">Date Ordered:<text:tab/><text:tab/><text:tab/>Salesperson:<text:tab/><text:tab/><text:tab/><text:span text:style-name="T10">Validity date</text:span></text:p>
      <text:p text:style-name="P26"><text:span text:style-name="T5"><text:user-field-get text:name="py3o.data.date_order">data.date_order</text:user-field-get></text:span><text:span text:style-name="T5"><text:tab/><text:tab/></text:span><text:span text:style-name="T5"><text:user-field-get text:name="py3o.o.user_id.name">o.user_id.name</text:user-field-get></text:span><text:span text:style-name="T5"><text:tab/><text:tab/><text:tab/></text:span><text:span text:style-name="T5"><text:user-field-get text:name="py3o.data.validity_date">data.validity_date</text:user-field-get></text:span></text:p>
      <text:p text:style-name="P6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2">Description</text:p>
            </table:table-cell>
            <table:table-cell table:style-name="Tableau1.A1" office:value-type="string">
              <text:p text:style-name="P24">Image</text:p>
            </table:table-cell>
            <table:table-cell table:style-name="Tableau1.A1" office:value-type="string">
              <text:p text:style-name="P22">Quantity</text:p>
            </table:table-cell>
            <table:table-cell table:style-name="Tableau1.A1" office:value-type="string">
              <text:p text:style-name="P22">Unit Price</text:p>
            </table:table-cell>
            <table:table-cell table:style-name="Tableau1.A1" office:value-type="string">
              <text:p text:style-name="P23">Taxes</text:p>
            </table:table-cell>
            <table:table-cell table:style-name="Tableau1.F1" office:value-type="string">
              <text:p text:style-name="P23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2"><text:a xlink:type="simple" xlink:href="py3o://for=%22line%20in%20data.order_line%22" text:style-name="Internet_20_link" text:visited-style-name="Visited_20_Internet_20_Link"><text:span text:style-name="T8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1"><text:user-field-get text:name="py3o.line.product">line.product</text:user-field-get></text:p>
          </table:table-cell>
          <table:table-cell table:style-name="Tableau1.B3" office:value-type="string">
            <text:p text:style-name="P13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4"><text:user-field-get text:name="py3o.line.qty">line.qty</text:user-field-get></text:p>
          </table:table-cell>
          <table:table-cell table:style-name="Tableau1.D3" office:value-type="string">
            <text:p text:style-name="P15"><text:user-field-get text:name="py3o.line.price_unit">line.price_unit</text:user-field-get></text:p>
          </table:table-cell>
          <table:table-cell table:style-name="Tableau1.E3" office:value-type="string">
            <text:p text:style-name="P11"><text:user-field-get text:name="py3o.line.tax">line.tax</text:user-field-get></text:p>
          </table:table-cell>
          <table:table-cell table:style-name="Tableau1.F3" office:value-type="string">
            <text:p text:style-name="P16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19"><text:span text:style-name="T6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7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0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7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0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8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05-20T18:20:12.146370392</dc:date>
    <meta:editing-duration>P2DT6H49M44S</meta:editing-duration>
    <meta:editing-cycles>152</meta:editing-cycles>
    <meta:document-statistic meta:table-count="1" meta:image-count="1" meta:object-count="0" meta:page-count="1" meta:paragraph-count="35" meta:word-count="70" meta:character-count="768" meta:non-whitespace-character-count="716"/>
  </office:meta>
</office:document-meta>
</file>